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df_spacy_stop_word_cou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op_word</text:p>
          </table:table-cell>
          <table:table-cell office:value-type="string" calcext:value-type="string">
            <text:p>instances_remove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table:style-name="ce1" office:value-type="string" calcext:value-type="string">
            <text:p>you</text:p>
          </table:table-cell>
          <table:table-cell table:style-name="ce1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1" office:value-type="float" office:value="841" calcext:value-type="float">
            <text:p>841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  <table:table-cell table:style-name="ce1"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string" calcext:value-type="string">
            <text:p>was</text:p>
          </table:table-cell>
          <table:table-cell table:style-name="ce1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but</text:p>
          </table:table-cell>
          <table:table-cell table:style-name="ce1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string" calcext:value-type="string">
            <text:p>your</text:p>
          </table:table-cell>
          <table:table-cell table:style-name="ce1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now</text:p>
          </table:table-cell>
          <table:table-cell table:style-name="ce1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string" calcext:value-type="string">
            <text:p>more</text:p>
          </table:table-cell>
          <table:table-cell table:style-name="ce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over</text:p>
          </table:table-cell>
          <table:table-cell table:style-name="ce1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some</text:p>
          </table:table-cell>
          <table:table-cell table:style-name="ce1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string" calcext:value-type="string">
            <text:p>first</text:p>
          </table:table-cell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full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ally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may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only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many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o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never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everyone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every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before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string" calcext:value-type="string">
            <text:p>under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most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during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while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eas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oug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omethin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oi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very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read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nothing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yo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anything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everything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ysel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ours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ou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orm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sometimes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o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serious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o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em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everywhere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none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except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msel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n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nn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within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above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low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sel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meh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ong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ca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com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nobody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msel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ar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th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i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co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ard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em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f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se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w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rsel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wh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ugh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ene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oe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o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sel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terwards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ywhere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wh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rea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4-03-28T09:07:21.471000000</dc:date>
    <meta:editing-duration>PT22M49S</meta:editing-duration>
    <meta:editing-cycles>3</meta:editing-cycles>
    <meta:document-statistic meta:table-count="1" meta:cell-count="544" meta:object-count="0"/>
  </office:meta>
</office:document-meta>
</file>